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48de" officeooo:paragraph-rsid="001c48de"/>
    </style:style>
    <style:style style:name="P2" style:family="paragraph" style:parent-style-name="Standard">
      <style:text-properties officeooo:rsid="001c48de" officeooo:paragraph-rsid="002043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a xlink:type="simple" xlink:href="mailto:Chelsea@chelsea.com">Chelsea@chelsea.com</text:a>, Chelsea </text:p>
      <text:p text:style-name="P2"><text:a xlink:type="simple" xlink:href="mailto:Tsegi@tsegi.com">Tsegi@tsegi.com</text:a>, Tsegi</text:p>
      <text:p text:style-name="P2"><text:a xlink:type="simple" xlink:href="mailto:Sunshine@sunshine.com">Sunshine@sunshine.com</text:a>, Sunshine</text:p>
      <text:p text:style-name="P2"><text:a xlink:type="simple" xlink:href="mailto:Mohamed@mohamed.com">Mohamed@mohamed.com</text:a>, Moham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3:31:50.850593318</meta:creation-date>
    <dc:date>2016-02-18T14:17:33.390497412</dc:date>
    <meta:editing-duration>PT44M2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8" meta:character-count="111" meta:non-whitespace-character-count="105"/>
  </office:meta>
</office:document-meta>
</file>